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office:value-type="string" calcext:value-type="string">
            <text:p><text:s/>srlw y</text:p>
          </table:table-cell>
          <table:table-cell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office:value-type="string" calcext:value-type="string">
            <text:p><text:s/>dnjnz yh, #d </text:p>
          </table:table-cell>
          <table:table-cell office:value-type="string" calcext:value-type="string">
            <text:p><text:s/>sllw y</text:p>
          </table:table-cell>
          <table:table-cell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office:value-type="string" calcext:value-type="string">
            <text:p><text:s/>rrcw y</text:p>
          </table:table-cell>
          <table:table-cell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office:value-type="string" calcext:value-type="string">
            <text:p><text:s/>srl (y, n)</text:p>
          </table:table-cell>
          <table:table-cell office:value-type="string" calcext:value-type="string">
            <text:p><text:s/>inc (y, n)</text:p>
          </table:table-cell>
          <table:table-cell office:value-type="string" calcext:value-type="string">
            <text:p><text:s/>push (y, n)</text:p>
          </table:table-cell>
          <table:table-cell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office:value-type="string" calcext:value-type="string">
            <text:p><text:s/>rlcw y</text:p>
          </table:table-cell>
          <table:table-cell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office:value-type="string" calcext:value-type="string">
            <text:p><text:s/>sbcw y, mm <text:s text:c="5"/></text:p>
          </table:table-cell>
          <table:table-cell office:value-type="string" calcext:value-type="string">
            <text:p><text:s/>ld xl, (n, y) <text:s/></text:p>
          </table:table-cell>
          <table:table-cell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office:value-type="string" calcext:value-type="string">
            <text:p><text:s/>sllw y, xl</text:p>
          </table:table-cell>
          <table:table-cell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office:value-type="string" calcext:value-type="string">
            <text:p><text:s/>rrcw (n, sp)</text:p>
          </table:table-cell>
          <table:table-cell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office:value-type="string" calcext:value-type="string">
            <text:p><text:s/>sll (y, n)</text:p>
          </table:table-cell>
          <table:table-cell office:value-type="string" calcext:value-type="string">
            <text:p><text:s/>dec (y, n)</text:p>
          </table:table-cell>
          <table:table-cell office:value-type="string" calcext:value-type="string">
            <text:p><text:s/>call y</text:p>
          </table:table-cell>
          <table:table-cell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office:value-type="string" calcext:value-type="string">
            <text:p><text:s/>rlcw (n, sp)</text:p>
          </table:table-cell>
          <table:table-cell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office:value-type="string" calcext:value-type="string">
            <text:p><text:s/>xchb xl, mm, #0</text:p>
          </table:table-cell>
          <table:table-cell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office:value-type="string" calcext:value-type="string">
            <text:p><text:s/>xchb xl, mm, #1</text:p>
          </table:table-cell>
          <table:table-cell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office:value-type="string" calcext:value-type="string">
            <text:p><text:s/>adcw (n, sp) </text:p>
          </table:table-cell>
          <table:table-cell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office:value-type="string" calcext:value-type="string">
            <text:p><text:s/>xchb xl, mm, #2</text:p>
          </table:table-cell>
          <table:table-cell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office:value-type="string" calcext:value-type="string">
            <text:p><text:s/>rrc (y, n)</text:p>
          </table:table-cell>
          <table:table-cell office:value-type="string" calcext:value-type="string">
            <text:p><text:s/>clr (y, n)</text:p>
          </table:table-cell>
          <table:table-cell office:value-type="string" calcext:value-type="string">
            <text:p><text:s/>xchb xl, mm, #3</text:p>
          </table:table-cell>
          <table:table-cell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office:value-type="string" calcext:value-type="string">
            <text:p><text:s/>xchb xl, mm, #4</text:p>
          </table:table-cell>
          <table:table-cell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office:value-type="string" calcext:value-type="string">
            <text:p><text:s/>sbcw mm <text:s text:c="5"/></text:p>
          </table:table-cell>
          <table:table-cell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/>
          <table:table-cell office:value-type="string" calcext:value-type="string">
            <text:p><text:s/>xch f, (n, sp)</text:p>
          </table:table-cell>
          <table:table-cell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office:value-type="string" calcext:value-type="string">
            <text:p><text:s/>xchb xl, mm, #5</text:p>
          </table:table-cell>
          <table:table-cell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office:value-type="string" calcext:value-type="string">
            <text:p><text:s/>sbcw (n, sp) </text:p>
          </table:table-cell>
          <table:table-cell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office:value-type="string" calcext:value-type="string">
            <text:p><text:s/>ldi (z), (y)</text:p>
          </table:table-cell>
          <table:table-cell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office:value-type="string" calcext:value-type="string">
            <text:p><text:s/>xchb xl, mm, #6</text:p>
          </table:table-cell>
          <table:table-cell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office:value-type="string" calcext:value-type="string">
            <text:p><text:s/>sbcw (nn, z) </text:p>
          </table:table-cell>
          <table:table-cell office:value-type="string" calcext:value-type="string">
            <text:p><text:s/>mad x, (nn, z), yl</text:p>
          </table:table-cell>
          <table:table-cell office:value-type="string" calcext:value-type="string">
            <text:p><text:s/>ldw (n, y), x <text:s/></text:p>
          </table:table-cell>
          <table:table-cell/>
          <table:table-cell office:value-type="string" calcext:value-type="string">
            <text:p><text:s/>sex y, xl</text:p>
          </table:table-cell>
          <table:table-cell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office:value-type="string" calcext:value-type="string">
            <text:p><text:s/>rlc (y, n)</text:p>
          </table:table-cell>
          <table:table-cell office:value-type="string" calcext:value-type="string">
            <text:p><text:s/>tst (y, n)</text:p>
          </table:table-cell>
          <table:table-cell office:value-type="string" calcext:value-type="string">
            <text:p><text:s/>xchb xl, mm, #7</text:p>
          </table:table-cell>
          <table:table-cell office:value-type="string" calcext:value-type="string">
            <text:p><text:s/>adcw y, x <text:s text:c="6"/></text:p>
          </table:table-cell>
          <table:table-cell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office:value-type="string" calcext:value-type="string">
            <text:p><text:s/>sbcw y <text:s text:c="6"/></text:p>
          </table:table-cell>
          <table:table-cell office:value-type="string" calcext:value-type="string">
            <text:p><text:s/>mad x, (z), yl</text:p>
          </table:table-cell>
          <table:table-cell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office:value-type="string" calcext:value-type="string">
            <text:p><text:s/>zex y, xl</text:p>
          </table:table-cell>
          <table:table-cell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mm, xl</text:p>
          </table:table-cell>
          <table:table-cell office:value-type="string" calcext:value-type="string">
            <text:p><text:s/>add mm, xl</text:p>
          </table:table-cell>
          <table:table-cell office:value-type="string" calcext:value-type="string">
            <text:p><text:s/>cp mm, xl</text:p>
          </table:table-cell>
          <table:table-cell office:value-type="string" calcext:value-type="string">
            <text:p><text:s/>and mm, xl</text:p>
          </table:table-cell>
          <table:table-cell table:number-columns-repeated="3"/>
          <table:table-cell office:value-type="string" calcext:value-type="string">
            <text:p><text:s/>subw mm, y</text:p>
          </table:table-cell>
          <table:table-cell table:number-columns-repeated="7"/>
          <table:table-cell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<text:s/>(n, sp), xl</text:p>
          </table:table-cell>
          <table:table-cell office:value-type="string" calcext:value-type="string">
            <text:p><text:s/>add (n, sp), xl</text:p>
          </table:table-cell>
          <table:table-cell office:value-type="string" calcext:value-type="string">
            <text:p><text:s/>cp (n, sp), xl</text:p>
          </table:table-cell>
          <table:table-cell office:value-type="string" calcext:value-type="string">
            <text:p><text:s/>and (n, sp), xl</text:p>
          </table:table-cell>
          <table:table-cell table:number-columns-repeated="3"/>
          <table:table-cell office:value-type="string" calcext:value-type="string">
            <text:p><text:s/>subw (n, sp), y</text:p>
          </table:table-cell>
          <table:table-cell table:number-columns-repeated="7"/>
          <table:table-cell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(nn, z), xl</text:p>
          </table:table-cell>
          <table:table-cell office:value-type="string" calcext:value-type="string">
            <text:p><text:s/>add (nn, z), xl</text:p>
          </table:table-cell>
          <table:table-cell office:value-type="string" calcext:value-type="string">
            <text:p><text:s/>cp (nn, z), xl</text:p>
          </table:table-cell>
          <table:table-cell office:value-type="string" calcext:value-type="string">
            <text:p><text:s/>and (nn, z), xl</text:p>
          </table:table-cell>
          <table:table-cell table:number-columns-repeated="3"/>
          <table:table-cell office:value-type="string" calcext:value-type="string">
            <text:p><text:s/>subw x, y</text:p>
          </table:table-cell>
          <table:table-cell table:number-columns-repeated="7"/>
          <table:table-cell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l, xl</text:p>
          </table:table-cell>
          <table:table-cell office:value-type="string" calcext:value-type="string">
            <text:p><text:s/>add zl, xl</text:p>
          </table:table-cell>
          <table:table-cell office:value-type="string" calcext:value-type="string">
            <text:p><text:s/>cp zl,xl</text:p>
          </table:table-cell>
          <table:table-cell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h, xl</text:p>
          </table:table-cell>
          <table:table-cell office:value-type="string" calcext:value-type="string">
            <text:p><text:s/>add xh, xl <text:s text:c="5"/></text:p>
          </table:table-cell>
          <table:table-cell office:value-type="string" calcext:value-type="string">
            <text:p><text:s/>cp xh, xl</text:p>
          </table:table-cell>
          <table:table-cell office:value-type="string" calcext:value-type="string">
            <text:p><text:s/>and xh, xl</text:p>
          </table:table-cell>
          <table:table-cell table:number-columns-repeated="3"/>
          <table:table-cell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l, xl</text:p>
          </table:table-cell>
          <table:table-cell office:value-type="string" calcext:value-type="string">
            <text:p><text:s/>add yl, xl <text:s text:c="5"/></text:p>
          </table:table-cell>
          <table:table-cell office:value-type="string" calcext:value-type="string">
            <text:p><text:s/>cp yl, xl</text:p>
          </table:table-cell>
          <table:table-cell office:value-type="string" calcext:value-type="string">
            <text:p><text:s/>and yl, xl</text:p>
          </table:table-cell>
          <table:table-cell table:number-columns-repeated="3"/>
          <table:table-cell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h, xl</text:p>
          </table:table-cell>
          <table:table-cell office:value-type="string" calcext:value-type="string">
            <text:p><text:s/>add xh, xl <text:s text:c="5"/></text:p>
          </table:table-cell>
          <table:table-cell office:value-type="string" calcext:value-type="string">
            <text:p><text:s/>cp yh, xl</text:p>
          </table:table-cell>
          <table:table-cell office:value-type="string" calcext:value-type="string">
            <text:p><text:s/>and yh, xl</text:p>
          </table:table-cell>
          <table:table-cell table:number-columns-repeated="3"/>
          <table:table-cell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8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mm, xl</text:p>
          </table:table-cell>
          <table:table-cell office:value-type="string" calcext:value-type="string">
            <text:p><text:s/>adc mm, xl <text:s text:c="5"/></text:p>
          </table:table-cell>
          <table:table-cell office:value-type="string" calcext:value-type="string">
            <text:p><text:s/>or mm, xl</text:p>
          </table:table-cell>
          <table:table-cell office:value-type="string" calcext:value-type="string">
            <text:p><text:s/>xor mm, xl</text:p>
          </table:table-cell>
          <table:table-cell table:number-columns-repeated="3"/>
          <table:table-cell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(n, sp), xl</text:p>
          </table:table-cell>
          <table:table-cell office:value-type="string" calcext:value-type="string">
            <text:p><text:s/>adc (n, sp), xl</text:p>
          </table:table-cell>
          <table:table-cell office:value-type="string" calcext:value-type="string">
            <text:p><text:s/>or (n, sp), xl</text:p>
          </table:table-cell>
          <table:table-cell office:value-type="string" calcext:value-type="string">
            <text:p><text:s/>xor (n, sp), xl</text:p>
          </table:table-cell>
          <table:table-cell table:number-columns-repeated="3"/>
          <table:table-cell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(nn, z), xl</text:p>
          </table:table-cell>
          <table:table-cell office:value-type="string" calcext:value-type="string">
            <text:p><text:s/>adc (nn, z), xl</text:p>
          </table:table-cell>
          <table:table-cell office:value-type="string" calcext:value-type="string">
            <text:p><text:s/>or (nn, z), xl</text:p>
          </table:table-cell>
          <table:table-cell office:value-type="string" calcext:value-type="string">
            <text:p><text:s/>xor (nn, z), xl</text:p>
          </table:table-cell>
          <table:table-cell table:number-columns-repeated="3"/>
          <table:table-cell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l, xl</text:p>
          </table:table-cell>
          <table:table-cell office:value-type="string" calcext:value-type="string">
            <text:p><text:s/>adc zl, xl</text:p>
          </table:table-cell>
          <table:table-cell office:value-type="string" calcext:value-type="string">
            <text:p><text:s/>or zl, xl</text:p>
          </table:table-cell>
          <table:table-cell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y, z <text:s text:c="3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h, xl <text:s text:c="5"/></text:p>
          </table:table-cell>
          <table:table-cell office:value-type="string" calcext:value-type="string">
            <text:p><text:s/>adc xh, xl</text:p>
          </table:table-cell>
          <table:table-cell office:value-type="string" calcext:value-type="string">
            <text:p><text:s/>or xh, xl</text:p>
          </table:table-cell>
          <table:table-cell office:value-type="string" calcext:value-type="string">
            <text:p><text:s/>xor xh, xl</text:p>
          </table:table-cell>
          <table:table-cell table:number-columns-repeated="3"/>
          <table:table-cell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l, xl <text:s text:c="5"/></text:p>
          </table:table-cell>
          <table:table-cell office:value-type="string" calcext:value-type="string">
            <text:p><text:s/>adc yl, xl</text:p>
          </table:table-cell>
          <table:table-cell office:value-type="string" calcext:value-type="string">
            <text:p><text:s/>or yl, xl</text:p>
          </table:table-cell>
          <table:table-cell office:value-type="string" calcext:value-type="string">
            <text:p><text:s/>xor yl, xl</text:p>
          </table:table-cell>
          <table:table-cell table:number-columns-repeated="3"/>
          <table:table-cell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h, xl <text:s text:c="5"/></text:p>
          </table:table-cell>
          <table:table-cell office:value-type="string" calcext:value-type="string">
            <text:p><text:s/>adc yh, xl</text:p>
          </table:table-cell>
          <table:table-cell office:value-type="string" calcext:value-type="string">
            <text:p><text:s/>or yh, xl</text:p>
          </table:table-cell>
          <table:table-cell office:value-type="string" calcext:value-type="string">
            <text:p><text:s/>xor yh, xl</text:p>
          </table:table-cell>
          <table:table-cell table:number-columns-repeated="3"/>
          <table:table-cell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office:value-type="string" calcext:value-type="string">
            <text:p><text:s/>ld xh, (n, y) <text:s/></text:p>
          </table:table-cell>
          <table:table-cell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office:value-type="string" calcext:value-type="string">
            <text:p><text:s/>xchb xh, mm, #0</text:p>
          </table:table-cell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office:value-type="string" calcext:value-type="string">
            <text:p><text:s/>xchb xh, mm, #1</text:p>
          </table:table-cell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office:value-type="string" calcext:value-type="string">
            <text:p><text:s/>xchb xh, mm, #2</text:p>
          </table:table-cell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office:value-type="string" calcext:value-type="string">
            <text:p><text:s/>xchb xh, mm, #3</text:p>
          </table:table-cell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office:value-type="string" calcext:value-type="string">
            <text:p><text:s/>xchb xh, mm, #4</text:p>
          </table:table-cell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office:value-type="string" calcext:value-type="string">
            <text:p><text:s/>xchb xh, mm, #5</text:p>
          </table:table-cell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office:value-type="string" calcext:value-type="string">
            <text:p><text:s/>xchb xh, mm, #6</text:p>
          </table:table-cell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office:value-type="string" calcext:value-type="string">
            <text:p><text:s/>xchb xh, mm, #7</text:p>
          </table:table-cell>
          <table:table-cell/>
          <table:table-cell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office:value-type="string" calcext:value-type="string">
            <text:p><text:s/>srlw z</text:p>
          </table:table-cell>
          <table:table-cell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office:value-type="string" calcext:value-type="string">
            <text:p><text:s/>dnjnz zh, #d </text:p>
          </table:table-cell>
          <table:table-cell office:value-type="string" calcext:value-type="string">
            <text:p><text:s/>sllw z</text:p>
          </table:table-cell>
          <table:table-cell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office:value-type="string" calcext:value-type="string">
            <text:p><text:s/>rrcw z</text:p>
          </table:table-cell>
          <table:table-cell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office:value-type="string" calcext:value-type="string">
            <text:p><text:s/>rlcw z</text:p>
          </table:table-cell>
          <table:table-cell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office:value-type="string" calcext:value-type="string">
            <text:p><text:s/>ldw z, (n, y)</text:p>
          </table:table-cell>
          <table:table-cell/>
          <table:table-cell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office:value-type="string" calcext:value-type="string">
            <text:p><text:s/>sbcw z, mm <text:s text:c="5"/></text:p>
          </table:table-cell>
          <table:table-cell office:value-type="string" calcext:value-type="string">
            <text:p><text:s/>ld yl, (n, y)</text:p>
          </table:table-cell>
          <table:table-cell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office:value-type="string" calcext:value-type="string">
            <text:p><text:s/>sllw z, yl</text:p>
          </table:table-cell>
          <table:table-cell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5"/>
          <table:table-cell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office:value-type="string" calcext:value-type="string">
            <text:p><text:s/>xchb yl, mm, #0</text:p>
          </table:table-cell>
          <table:table-cell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office:value-type="string" calcext:value-type="string">
            <text:p><text:s/>xchb yl, mm, #1</text:p>
          </table:table-cell>
          <table:table-cell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office:value-type="string" calcext:value-type="string">
            <text:p><text:s/>xchb yl, mm, #2</text:p>
          </table:table-cell>
          <table:table-cell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office:value-type="string" calcext:value-type="string">
            <text:p><text:s/>xchb y, mm, #3</text:p>
          </table:table-cell>
          <table:table-cell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office:value-type="string" calcext:value-type="string">
            <text:p><text:s/>xchb yl, mm, #4</text:p>
          </table:table-cell>
          <table:table-cell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office:value-type="string" calcext:value-type="string">
            <text:p><text:s/>xchb yl, mm, #5</text:p>
          </table:table-cell>
          <table:table-cell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office:value-type="string" calcext:value-type="string">
            <text:p><text:s/>xchb yl, mm, #6</text:p>
          </table:table-cell>
          <table:table-cell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office:value-type="string" calcext:value-type="string">
            <text:p><text:s/>sex z, yl</text:p>
          </table:table-cell>
          <table:table-cell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office:value-type="string" calcext:value-type="string">
            <text:p><text:s/>xchb yl, mm, #7</text:p>
          </table:table-cell>
          <table:table-cell office:value-type="string" calcext:value-type="string">
            <text:p><text:s/>adcw z, y <text:s text:c="2"/></text:p>
          </table:table-cell>
          <table:table-cell/>
          <table:table-cell table:style-name="ce9"/>
          <table:table-cell office:value-type="string" calcext:value-type="string">
            <text:p><text:s/>sbcw z <text:s text:c="2"/></text:p>
          </table:table-cell>
          <table:table-cell table:number-columns-repeated="3"/>
          <table:table-cell office:value-type="string" calcext:value-type="string">
            <text:p><text:s/>zex z, yl</text:p>
          </table:table-cell>
          <table:table-cell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2"/>
          <table:table-cell office:value-type="string" calcext:value-type="string">
            <text:p><text:s/>ldw x, z</text:p>
          </table:table-cell>
          <table:table-cell table:number-columns-repeated="2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2"/>
          <table:table-cell office:value-type="string" calcext:value-type="string">
            <text:p><text:s/>xchb zl, mm, #0</text:p>
          </table:table-cell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2"/>
          <table:table-cell office:value-type="string" calcext:value-type="string">
            <text:p><text:s/>xchb zl, mm, #1</text:p>
          </table:table-cell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 office:value-type="string" calcext:value-type="string">
            <text:p><text:s/>xchb zl, mm, #2</text:p>
          </table:table-cell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2"/>
          <table:table-cell office:value-type="string" calcext:value-type="string">
            <text:p><text:s/>xchb zl, mm, #3</text:p>
          </table:table-cell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/>
          <table:table-cell office:value-type="string" calcext:value-type="string">
            <text:p><text:s/>ldw z, x</text:p>
          </table:table-cell>
          <table:table-cell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6"/>
          <table:table-cell office:value-type="string" calcext:value-type="string">
            <text:p><text:s/>xchb zl, mm, #4</text:p>
          </table:table-cell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2"/>
          <table:table-cell office:value-type="string" calcext:value-type="string">
            <text:p><text:s/>xchb zl, mm, #5</text:p>
          </table:table-cell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 office:value-type="string" calcext:value-type="string">
            <text:p><text:s/>xchb zl, mm, #6</text:p>
          </table:table-cell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2"/>
          <table:table-cell office:value-type="string" calcext:value-type="string">
            <text:p><text:s/>xchb zl, mm, #7</text:p>
          </table:table-cell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2"/>
          <table:table-cell office:value-type="string" calcext:value-type="string">
            <text:p><text:s/>xchb yh, mm, #0</text:p>
          </table:table-cell>
          <table:table-cell table:number-columns-repeated="2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2"/>
          <table:table-cell office:value-type="string" calcext:value-type="string">
            <text:p><text:s/>xchb yh, mm, #1</text:p>
          </table:table-cell>
          <table:table-cell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office:value-type="string" calcext:value-type="string">
            <text:p><text:s/>xchb yh, mm, #2</text:p>
          </table:table-cell>
          <table:table-cell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2"/>
          <table:table-cell office:value-type="string" calcext:value-type="string">
            <text:p><text:s/>xchb yh, mm, #3</text:p>
          </table:table-cell>
          <table:table-cell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4</text:p>
          </table:table-cell>
          <table:table-cell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2"/>
          <table:table-cell office:value-type="string" calcext:value-type="string">
            <text:p><text:s/>xchb yh, mm, #5</text:p>
          </table:table-cell>
          <table:table-cell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office:value-type="string" calcext:value-type="string">
            <text:p><text:s/>xchb yh, mm, #6</text:p>
          </table:table-cell>
          <table:table-cell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6"/>
          <table:table-cell office:value-type="string" calcext:value-type="string">
            <text:p><text:s/>xchb yh, mm, #7</text:p>
          </table:table-cell>
          <table:table-cell table:number-columns-repeated="2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4"/>
          <table:table-cell office:value-type="string" calcext:value-type="string">
            <text:p><text:s/>ld z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4"/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2"/>
          <table:table-cell office:value-type="string" calcext:value-type="string">
            <text:p><text:s/>xchb zh, mm, #0</text:p>
          </table:table-cell>
          <table:table-cell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2"/>
          <table:table-cell office:value-type="string" calcext:value-type="string">
            <text:p><text:s/>xchb zh, mm, #1</text:p>
          </table:table-cell>
          <table:table-cell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office:value-type="string" calcext:value-type="string">
            <text:p><text:s/>xchb zh, mm, #2</text:p>
          </table:table-cell>
          <table:table-cell table:number-columns-repeated="2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2"/>
          <table:table-cell office:value-type="string" calcext:value-type="string">
            <text:p><text:s/>xchb zh, mm, #3</text:p>
          </table:table-cell>
          <table:table-cell/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2"/>
          <table:table-cell office:value-type="string" calcext:value-type="string">
            <text:p><text:s/>xchb zh, mm, #4</text:p>
          </table:table-cell>
          <table:table-cell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2"/>
          <table:table-cell office:value-type="string" calcext:value-type="string">
            <text:p><text:s/>xchb zh, mm, #5</text:p>
          </table:table-cell>
          <table:table-cell table:number-columns-repeated="2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office:value-type="string" calcext:value-type="string">
            <text:p><text:s/>xchb zh, mm, #6</text:p>
          </table:table-cell>
          <table:table-cell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2"/>
          <table:table-cell office:value-type="string" calcext:value-type="string">
            <text:p><text:s/>xchb zh, mm, #7</text:p>
          </table:table-cell>
          <table:table-cell/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table:number-columns-repeated="1008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.00.0000</text:date>, <text:time style:data-style-name="N2" text:time-value="09:19:27.1767264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1T11:15:55.845794596</dc:date>
    <meta:editing-duration>P32DT20H17M32S</meta:editing-duration>
    <meta:editing-cycles>177</meta:editing-cycles>
    <meta:generator>LibreOffice/24.2.4.2$Linux_X86_64 LibreOffice_project/420$Build-2</meta:generator>
    <meta:print-date>2024-07-11T11:14:04.002574681</meta:print-date>
    <meta:printed-by>PDF-Dateien</meta:printed-by>
    <meta:document-statistic meta:table-count="1" meta:cell-count="1192" meta:object-count="0"/>
  </office:meta>
</office:document-meta>
</file>